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307in"/>
    </style:style>
    <style:style style:name="co6" style:family="table-column">
      <style:table-column-properties fo:break-before="auto" style:column-width="0.9535in"/>
    </style:style>
    <style:style style:name="co7" style:family="table-column">
      <style:table-column-properties fo:break-before="auto" style:column-width="0.9244in"/>
    </style:style>
    <style:style style:name="co8" style:family="table-column">
      <style:table-column-properties fo:break-before="auto" style:column-width="1.5409in"/>
    </style:style>
    <style:style style:name="co9" style:family="table-column">
      <style:table-column-properties fo:break-before="auto" style:column-width="2.4465in"/>
    </style:style>
    <style:style style:name="co10" style:family="table-column">
      <style:table-column-properties fo:break-before="auto" style:column-width="0.9819in"/>
    </style:style>
    <style:style style:name="co11" style:family="table-column">
      <style:table-column-properties fo:break-before="auto" style:column-width="1.1075in"/>
    </style:style>
    <style:style style:name="co12" style:family="table-column">
      <style:table-column-properties fo:break-before="auto" style:column-width="1.6563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wir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wire</text:p>
          </table:table-cell>
          <table:table-cell table:style-name="ce1" office:value-type="string">
            <text:p>meaning</text:p>
          </table:table-cell>
          <table:table-cell table:style-name="ce1" office:value-type="string">
            <text:p>original connection (Demian)</text:p>
          </table:table-cell>
          <table:table-cell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>
            <text:p>Brake motor amp (SN: 651427A058G615, right side)</text:p>
          </table:table-cell>
          <table:table-cell table:number-columns-repeated="3"/>
        </table:table-row>
        <table:table-row table:style-name="ro1">
          <table:table-cell office:value-type="string">
            <text:p>black</text:p>
          </table:table-cell>
          <table:table-cell office:value-type="string">
            <text:p>M24</text:p>
          </table:table-cell>
          <table:table-cell office:value-type="string">
            <text:p>C2 black (ground)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24</text:p>
          </table:table-cell>
          <table:table-cell office:value-type="string">
            <text:p>C2 pink (12V)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CONT1</text:p>
          </table:table-cell>
          <table:table-cell office:value-type="string">
            <text:p>C1 white (Out2+)</text:p>
          </table:table-cell>
          <table:table-cell office:value-type="string">
            <text:p>ground: enabled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string">
            <text:p>CA*</text:p>
          </table:table-cell>
          <table:table-cell office:value-type="string">
            <text:p>C2 brown (ground)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CA (cmd pulse)</text:p>
          </table:table-cell>
          <table:table-cell office:value-type="string">
            <text:p>C2 purple (IO2)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CB*</text:p>
          </table:table-cell>
          <table:table-cell office:value-type="string">
            <text:p>C1 orange (ground)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CB (dir)</text:p>
          </table:table-cell>
          <table:table-cell office:value-type="string">
            <text:p>C1 purple (IO3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Steering motor amp (left side)</text:p>
          </table:table-cell>
          <table:table-cell table:number-columns-repeated="3"/>
        </table:table-row>
        <table:table-row table:style-name="ro1">
          <table:table-cell office:value-type="string">
            <text:p>black</text:p>
          </table:table-cell>
          <table:table-cell office:value-type="string">
            <text:p>M24</text:p>
          </table:table-cell>
          <table:table-cell office:value-type="string">
            <text:p>C3 black (ground)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24</text:p>
          </table:table-cell>
          <table:table-cell office:value-type="string">
            <text:p>C4 red (12V)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CONT1</text:p>
          </table:table-cell>
          <table:table-cell office:value-type="string">
            <text:p>C4 dark green (Out0+)</text:p>
          </table:table-cell>
          <table:table-cell office:value-type="string">
            <text:p>ground: enabled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CA*</text:p>
          </table:table-cell>
          <table:table-cell office:value-type="string">
            <text:p>C4 red (ground)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CA (cmd pulse)</text:p>
          </table:table-cell>
          <table:table-cell office:value-type="string">
            <text:p>C4 light green (IO0)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CB*</text:p>
          </table:table-cell>
          <table:table-cell office:value-type="string">
            <text:p>C3 blue (ground)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CB (dir)</text:p>
          </table:table-cell>
          <table:table-cell office:value-type="string">
            <text:p>C3 purple (IO1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Encoder</text:p>
          </table:table-cell>
          <table:table-cell table:number-columns-repeated="3"/>
        </table:table-row>
        <table:table-row table:style-name="ro1">
          <table:table-cell office:value-type="string">
            <text:p>red</text:p>
          </table:table-cell>
          <table:table-cell office:value-type="string">
            <text:p>VDD</text:p>
          </table:table-cell>
          <table:table-cell office:value-type="string">
            <text:p>5V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chA</text:p>
          </table:table-cell>
          <table:table-cell office:value-type="string">
            <text:p>IO4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chB</text:p>
          </table:table-cell>
          <table:table-cell office:value-type="string">
            <text:p>IO6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ground</text:p>
          </table:table-cell>
          <table:table-cell table:number-columns-repeated="2"/>
        </table:table-row>
        <table:table-row table:style-name="ro1">
          <table:table-cell office:value-type="string">
            <text:p>white</text:p>
          </table:table-cell>
          <table:table-cell office:value-type="string">
            <text:p>chZ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gray</text:p>
          </table:table-cell>
          <table:table-cell office:value-type="string">
            <text:p>gndA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gndB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gndZ</text:p>
          </table:table-cell>
          <table:table-cell office:value-type="string">
            <text:p>NC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Front switch (auto mode?)</text:p>
          </table:table-cell>
          <table:table-cell table:number-columns-repeated="3"/>
        </table:table-row>
        <table:table-row table:style-name="ro1">
          <table:table-cell office:value-type="string">
            <text:p>blue</text:p>
          </table:table-cell>
          <table:table-cell/>
          <table:table-cell office:value-type="string">
            <text:p>C5 purple (Out5-)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/>
          <table:table-cell office:value-type="string">
            <text:p>C5 brown (Out5+ &amp; Out7+)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/>
          <table:table-cell office:value-type="string">
            <text:p>C5 green (Out7-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Emergency state</text:p>
          </table:table-cell>
          <table:table-cell table:number-columns-repeated="3"/>
        </table:table-row>
        <table:table-row table:style-name="ro1">
          <table:table-cell office:value-type="string">
            <text:p>orange</text:p>
          </table:table-cell>
          <table:table-cell office:value-type="string">
            <text:p>emergency state</text:p>
          </table:table-cell>
          <table:table-cell office:value-type="string">
            <text:p>In1+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PWM</text:p>
          </table:table-cell>
          <table:table-cell table:number-columns-repeated="3"/>
        </table:table-row>
        <table:table-row table:style-name="ro1">
          <table:table-cell office:value-type="string">
            <text:p>yellow</text:p>
          </table:table-cell>
          <table:table-cell office:value-type="string">
            <text:p>PWM</text:p>
          </table:table-cell>
          <table:table-cell office:value-type="string">
            <text:p>Out1-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GPS (Ublox)</text:p>
          </table:table-cell>
          <table:table-cell table:number-columns-repeated="3"/>
        </table:table-row>
        <table:table-row table:style-name="ro1">
          <table:table-cell office:value-type="string">
            <text:p>white</text:p>
          </table:table-cell>
          <table:table-cell/>
          <table:table-cell office:value-type="string">
            <text:p>IO17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/>
          <table:table-cell office:value-type="string">
            <text:p>IO19</text:p>
          </table:table-cell>
          <table:table-cell/>
        </table:table-row>
        <table:table-row table:style-name="ro1">
          <table:table-cell office:value-type="string">
            <text:p>gray</text:p>
          </table:table-cell>
          <table:table-cell/>
          <table:table-cell office:value-type="string">
            <text:p>ground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Rear emergency switch</text:p>
          </table:table-cell>
          <table:table-cell table:number-columns-repeated="3"/>
        </table:table-row>
        <table:table-row table:style-name="ro1">
          <table:table-cell office:value-type="string">
            <text:p>green connects to blue</text:p>
          </table:table-cell>
          <table:table-cell table:number-columns-repeated="3"/>
        </table:table-row>
        <table:table-row table:style-name="ro1">
          <table:table-cell office:value-type="string">
            <text:p>yellow connects to red</text:p>
          </table:table-cell>
          <table:table-cell table:number-columns-repeated="3"/>
        </table:table-row>
        <table:table-row table:style-name="ro1">
          <table:table-cell office:value-type="string">
            <text:p>12V connects to blue to switch to green to front switch green/yellow to white to orange (state)</text:p>
          </table:table-cell>
          <table:table-cell table:number-columns-repeated="3"/>
        </table:table-row>
      </table:table>
      <table:table table:name="faldic" table:style-name="ta1" table:print="false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he faldic motor amplifier can be configured to achieve a digital gearbox</text:p>
          </table:table-cell>
          <table:table-cell table:number-columns-repeated="6"/>
        </table:table-row>
        <table:table-row table:style-name="ro1">
          <table:table-cell office:value-type="string">
            <text:p>The motor is coupled to a gearbox with a 1:20 ratio</text:p>
          </table:table-cell>
          <table:table-cell table:number-columns-repeated="6"/>
        </table:table-row>
        <table:table-row table:style-name="ro1">
          <table:table-cell office:value-type="string">
            <text:p>Let N be the number of pulses per revolution (after the gearbox)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 = beta/alpha * 2^18 * 20</text:p>
          </table:table-cell>
          <table:table-cell table:number-columns-repeated="6"/>
        </table:table-row>
        <table:table-row table:style-name="ro1">
          <table:table-cell office:value-type="string">
            <text:p>where alpha and beta are parameters of the amplifier that can be modified using the keypad</text:p>
          </table:table-cell>
          <table:table-cell table:number-columns-repeated="6"/>
        </table:table-row>
        <table:table-row table:style-name="ro1">
          <table:table-cell office:value-type="string">
            <text:p>Note that alpha and beta must be smaller than 3276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>
            <text:p>alpha</text:p>
          </table:table-cell>
          <table:table-cell table:style-name="ce2" office:value-type="string">
            <text:p>beta</text:p>
          </table:table-cell>
          <table:table-cell table:style-name="ce2" office:value-type="string">
            <text:p>N (pulses/rev)</text:p>
          </table:table-cell>
          <table:table-cell table:style-name="ce2" office:value-type="string">
            <text:p>resolution (degrees/pulse)</text:p>
          </table:table-cell>
          <table:table-cell table:style-name="ce2" office:value-type="string">
            <text:p>scale</text:p>
          </table:table-cell>
          <table:table-cell table:style-name="ce2" office:value-type="string">
            <text:p>Note</text:p>
          </table:table-cell>
          <table:table-cell table:style-name="ce2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5">
            <text:p>225</text:p>
          </table:table-cell>
          <table:table-cell table:formula="of:=ROUND([.B9]/[.A9]*2^18*20)" office:value-type="float" office:value="72000">
            <text:p>72000</text:p>
          </table:table-cell>
          <table:table-cell table:formula="of:=360/[.C9]" office:value-type="float" office:value="0.005">
            <text:p>0.005</text:p>
          </table:table-cell>
          <table:table-cell table:formula="of:=[.C9]/360" office:value-type="float" office:value="200">
            <text:p>200</text:p>
          </table:table-cell>
          <table:table-cell office:value-type="string">
            <text:p>original values</text:p>
          </table:table-cell>
          <table:table-cell/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45">
            <text:p>45</text:p>
          </table:table-cell>
          <table:table-cell table:formula="of:=ROUND([.B10]/[.A10]*2^18*20)" office:value-type="float" office:value="7200">
            <text:p>7200</text:p>
          </table:table-cell>
          <table:table-cell table:formula="of:=360/[.C10]" office:value-type="float" office:value="0.05">
            <text:p>0.05</text:p>
          </table:table-cell>
          <table:table-cell table:formula="of:=[.C10]/360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9">
            <text:p>9</text:p>
          </table:table-cell>
          <table:table-cell table:formula="of:=ROUND([.B11]/[.A11]*2^18*20)" office:value-type="float" office:value="1440">
            <text:p>1440</text:p>
          </table:table-cell>
          <table:table-cell table:formula="of:=360/[.C11]" office:value-type="float" office:value="0.25">
            <text:p>0.25</text:p>
          </table:table-cell>
          <table:table-cell table:formula="of:=[.C11]/360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5">
            <text:p>5</text:p>
          </table:table-cell>
          <table:table-cell table:formula="of:=ROUND([.B12]/[.A12]*2^18*20)" office:value-type="float" office:value="800">
            <text:p>800</text:p>
          </table:table-cell>
          <table:table-cell table:formula="of:=360/[.C12]" office:value-type="float" office:value="0.45">
            <text:p>0.45</text:p>
          </table:table-cell>
          <table:table-cell table:formula="of:=[.C12]/360" office:value-type="float" office:value="2.22222222222222">
            <text:p>2.22222222222222</text:p>
          </table:table-cell>
          <table:table-cell table:number-columns-repeated="2"/>
        </table:table-row>
        <table:table-row table:style-name="ro1">
          <table:table-cell office:value-type="float" office:value="32767">
            <text:p>32767</text:p>
          </table:table-cell>
          <table:table-cell office:value-type="float" office:value="1">
            <text:p>1</text:p>
          </table:table-cell>
          <table:table-cell table:formula="of:=ROUND([.B13]/[.A13]*2^18*20)" office:value-type="float" office:value="160">
            <text:p>160</text:p>
          </table:table-cell>
          <table:table-cell table:formula="of:=360/[.C13]" office:value-type="float" office:value="2.25">
            <text:p>2.25</text:p>
          </table:table-cell>
          <table:table-cell table:formula="of:=[.C13]/360" office:value-type="float" office:value="0.444444444444444">
            <text:p>0.444444444444444</text:p>
          </table:table-cell>
          <table:table-cell office:value-type="string">
            <text:p>biggest step possibl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08/19/2011</text:date>, <text:time>10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ce rebsamen</meta:initial-creator>
    <meta:creation-date>2011-08-17T10:50:11</meta:creation-date>
    <dc:date>2011-08-19T10:58:05</dc:date>
    <dc:creator>brice rebsamen</dc:creator>
    <meta:editing-duration>PT06H26M15S</meta:editing-duration>
    <meta:editing-cycles>13</meta:editing-cycles>
    <meta:generator>OpenOffice.org/3.2$Linux OpenOffice.org_project/320m12$Build-9483</meta:generator>
    <meta:document-statistic meta:table-count="2" meta:cell-count="141" meta:object-count="0"/>
  </office:meta>
</office:document-meta>
</file>